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4.805cm"/>
    </style:style>
    <style:style style:name="co3" style:family="table-column">
      <style:table-column-properties fo:break-before="auto" style:column-width="4.888cm"/>
    </style:style>
    <style:style style:name="co5" style:family="table-column">
      <style:table-column-properties fo:break-before="auto" style:column-width="20.507cm"/>
    </style:style>
    <style:style style:name="co6" style:family="table-column">
      <style:table-column-properties fo:break-before="auto" style:column-width="2.258cm"/>
    </style:style>
    <style:style style:name="ro2" style:family="table-row">
      <style:table-row-properties style:row-height="0.453cm" fo:break-before="auto" style:use-optimal-row-height="true"/>
    </style:style>
    <style:style style:name="ro3" style:family="table-row">
      <style:table-row-properties style:row-height="0.631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vertical-align="middle"/>
      <style:paragraph-properties fo:margin-left="0cm"/>
      <style:text-properties fo:color="#0000ff" fo:font-size="14pt" fo:font-weight="bold" style:font-size-asian="14pt" style:font-weight-asian="bold" style:font-size-complex="14pt" style:font-weight-complex="bold"/>
    </style:style>
    <style:style style:name="ce2" style:family="table-cell" style:parent-style-name="Default">
      <style:table-cell-properties style:vertical-align="middle"/>
      <style:text-properties fo:font-weight="bold" style:font-weight-asian="bold" style:font-weight-complex="bold"/>
    </style:style>
    <style:style style:name="ce3" style:family="table-cell" style:parent-style-name="Default">
      <style:table-cell-properties fo:wrap-option="wrap" style:vertical-align="middle"/>
      <style:text-properties fo:color="#0000ff" fo:font-size="12pt" fo:font-weight="bold" style:font-size-asian="12pt" style:font-weight-asian="bold" style:font-size-complex="12pt" style:font-weight-complex="bold"/>
    </style:style>
    <style:style style:name="ce4" style:family="table-cell" style:parent-style-name="Default">
      <style:table-cell-properties fo:background-color="transparent" style:vertical-align="middle"/>
    </style:style>
    <style:style style:name="ce5" style:family="table-cell" style:parent-style-name="Default">
      <style:table-cell-properties style:vertical-align="middle"/>
      <style:text-properties fo:color="#ff0000"/>
    </style:style>
    <style:style style:name="ce6" style:family="table-cell" style:parent-style-name="Default">
      <style:table-cell-properties style:vertical-align="middle"/>
    </style:style>
    <style:style style:name="ce7" style:family="table-cell" style:parent-style-name="Default">
      <style:table-cell-properties fo:wrap-option="wrap" style:vertical-align="middle"/>
    </style:style>
    <style:style style:name="ce8" style:family="table-cell" style:parent-style-name="Default">
      <style:table-cell-properties fo:wrap-option="wrap" style:vertical-align="middle"/>
      <style:text-properties fo:font-weight="bold" style:font-weight-asian="bold" style:font-weight-complex="bold" fo:hyphenate="false"/>
    </style:style>
    <style:style style:name="ce9" style:family="table-cell" style:parent-style-name="Default">
      <style:table-cell-properties fo:wrap-option="wrap" style:vertical-align="middle"/>
      <style:text-properties fo:hyphenate="false"/>
    </style:style>
  </office:automatic-styles>
  <office:body>
    <office:spreadsheet>
      <table:table table:name="Hoja1" table:style-name="ta1" table:print="false">
        <table:table-column table:style-name="co2" table:default-cell-style-name="ce6"/>
        <table:table-column table:style-name="co3" table:default-cell-style-name="ce6"/>
        <table:table-column table:style-name="co5" table:default-cell-style-name="ce9"/>
        <table:table-row table:style-name="ro3">
          <table:table-cell table:style-name="ce1" office:value-type="string" table:number-columns-spanned="3" table:number-rows-spanned="1">
            <text:p>google.maps.MapOptions object specification</text:p>
          </table:table-cell>
          <table:covered-table-cell table:style-name="ce2"/>
          <table:covered-table-cell table:style-name="ce8"/>
        </table:table-row>
        <table:table-row table:style-name="ro2" table:number-rows-repeated="2">
          <table:table-cell table:style-name="ce2" table:number-columns-repeated="2"/>
          <table:table-cell table:style-name="ce8"/>
        </table:table-row>
        <table:table-row table:style-name="ro4">
          <table:table-cell table:style-name="ce3" office:value-type="string">
            <text:p>Properties</text:p>
          </table:table-cell>
          <table:table-cell table:style-name="ce7" table:number-columns-repeated="2"/>
        </table:table-row>
        <table:table-row table:style-name="ro5">
          <table:table-cell table:style-name="ce2" office:value-type="string">
            <text:p>Properties </text:p>
          </table:table-cell>
          <table:table-cell table:style-name="ce2" office:value-type="string">
            <text:p>Type </text:p>
          </table:table-cell>
          <table:table-cell table:style-name="ce8" office:value-type="string">
            <text:p>Description</text:p>
          </table:table-cell>
        </table:table-row>
        <table:table-row table:style-name="ro6">
          <table:table-cell table:style-name="ce4" office:value-type="string">
            <text:p>backgroundColor </text:p>
          </table:table-cell>
          <table:table-cell office:value-type="string">
            <text:p>string </text:p>
          </table:table-cell>
          <table:table-cell office:value-type="string">
            <text:p>Color used for the background of the Map div. This color will be visible when tiles have not yet loaded as the user pans. This option can only be set when the map is initialized.</text:p>
          </table:table-cell>
        </table:table-row>
        <table:table-row table:style-name="ro5">
          <table:table-cell table:style-name="ce4" office:value-type="string">
            <text:p>center </text:p>
          </table:table-cell>
          <table:table-cell office:value-type="string">
            <text:p><text:a xlink:href="../LatLng%20class.ods">LatLng</text:a></text:p>
          </table:table-cell>
          <table:table-cell office:value-type="string">
            <text:p>The initial Map center. Required.</text:p>
          </table:table-cell>
        </table:table-row>
        <table:table-row table:style-name="ro5">
          <table:table-cell table:style-name="ce5" office:value-type="string">
            <text:p>disableDefaultUI </text:p>
          </table:table-cell>
          <table:table-cell office:value-type="string">
            <text:p>boolean </text:p>
          </table:table-cell>
          <table:table-cell office:value-type="string">
            <text:p>Enables/disables all default UI. May be overridden individually.</text:p>
          </table:table-cell>
        </table:table-row>
        <table:table-row table:style-name="ro5">
          <table:table-cell table:style-name="ce4" office:value-type="string">
            <text:p>disableDoubleClickZoom </text:p>
          </table:table-cell>
          <table:table-cell office:value-type="string">
            <text:p>boolean </text:p>
          </table:table-cell>
          <table:table-cell office:value-type="string">
            <text:p>Enables/disables zoom and center on double click. Enabled by default.</text:p>
          </table:table-cell>
        </table:table-row>
        <table:table-row table:style-name="ro5">
          <table:table-cell table:style-name="ce4" office:value-type="string">
            <text:p>draggable </text:p>
          </table:table-cell>
          <table:table-cell office:value-type="string">
            <text:p>boolean </text:p>
          </table:table-cell>
          <table:table-cell office:value-type="string">
            <text:p>If false, prevents the map from being dragged. Dragging is enabled by default.</text:p>
          </table:table-cell>
        </table:table-row>
        <table:table-row table:style-name="ro5">
          <table:table-cell table:style-name="ce5" office:value-type="string">
            <text:p>draggableCursor </text:p>
          </table:table-cell>
          <table:table-cell office:value-type="string">
            <text:p>string </text:p>
          </table:table-cell>
          <table:table-cell office:value-type="string">
            <text:p>The name or url of the cursor to display on a draggable object.</text:p>
          </table:table-cell>
        </table:table-row>
        <table:table-row table:style-name="ro5">
          <table:table-cell table:style-name="ce5" office:value-type="string">
            <text:p>draggingCursor </text:p>
          </table:table-cell>
          <table:table-cell office:value-type="string">
            <text:p>string </text:p>
          </table:table-cell>
          <table:table-cell office:value-type="string">
            <text:p>The name or url of the cursor to display when an object is dragging.</text:p>
          </table:table-cell>
        </table:table-row>
        <table:table-row table:style-name="ro6">
          <table:table-cell table:style-name="ce5" office:value-type="string">
            <text:p>heading </text:p>
          </table:table-cell>
          <table:table-cell office:value-type="string">
            <text:p>number </text:p>
          </table:table-cell>
          <table:table-cell office:value-type="string">
            <text:p>The heading for aerial imagery in degrees measured clockwise from cardinal direction North. Headings are snapped to the nearest available angle for which imagery is available.</text:p>
          </table:table-cell>
        </table:table-row>
        <table:table-row table:style-name="ro5">
          <table:table-cell table:style-name="ce4" office:value-type="string">
            <text:p>keyboardShortcuts </text:p>
          </table:table-cell>
          <table:table-cell office:value-type="string">
            <text:p>boolean </text:p>
          </table:table-cell>
          <table:table-cell office:value-type="string">
            <text:p>If false, prevents the map from being controlled by the keyboard. Keyboard shortcuts are enabled by default.</text:p>
          </table:table-cell>
        </table:table-row>
        <table:table-row table:style-name="ro5">
          <table:table-cell table:style-name="ce4" office:value-type="string">
            <text:p>mapMaker</text:p>
          </table:table-cell>
          <table:table-cell office:value-type="string">
            <text:p>boolean </text:p>
          </table:table-cell>
          <table:table-cell office:value-type="string">
            <text:p>True if Map Maker tiles should be used instead of regular tiles.</text:p>
          </table:table-cell>
        </table:table-row>
        <table:table-row table:style-name="ro5">
          <table:table-cell table:style-name="ce4" office:value-type="string">
            <text:p>mapTypeControl </text:p>
          </table:table-cell>
          <table:table-cell office:value-type="string">
            <text:p>boolean </text:p>
          </table:table-cell>
          <table:table-cell office:value-type="string">
            <text:p>The initial enabled/disabled state of the Map type control.</text:p>
          </table:table-cell>
        </table:table-row>
        <table:table-row table:style-name="ro5">
          <table:table-cell table:style-name="ce4" office:value-type="string">
            <text:p>mapTypeControlOptions </text:p>
          </table:table-cell>
          <table:table-cell office:value-type="string">
            <text:p><text:a xlink:href="../MapTypeControlOptions%20object.ods">MapTypeControlOptions</text:a></text:p>
          </table:table-cell>
          <table:table-cell office:value-type="string">
            <text:p>The initial display options for the Map type control.</text:p>
          </table:table-cell>
        </table:table-row>
        <table:table-row table:style-name="ro5">
          <table:table-cell table:style-name="ce4" office:value-type="string">
            <text:p>mapTypeId </text:p>
          </table:table-cell>
          <table:table-cell office:value-type="string">
            <text:p>MapTypeId </text:p>
          </table:table-cell>
          <table:table-cell office:value-type="string">
            <text:p>The initial Map mapTypeId. Required.</text:p>
          </table:table-cell>
        </table:table-row>
        <table:table-row table:style-name="ro6">
          <table:table-cell table:style-name="ce4" office:value-type="string">
            <text:p>maxZoom </text:p>
          </table:table-cell>
          <table:table-cell office:value-type="string">
            <text:p>number </text:p>
          </table:table-cell>
          <table:table-cell office:value-type="string">
            <text:p>The maximum zoom level which will be displayed on the map. If omitted, or set to null, the maximum zoom from the current map type is used instead.</text:p>
          </table:table-cell>
        </table:table-row>
        <table:table-row table:style-name="ro6">
          <table:table-cell table:style-name="ce4" office:value-type="string">
            <text:p>minZoom </text:p>
          </table:table-cell>
          <table:table-cell office:value-type="string">
            <text:p>number </text:p>
          </table:table-cell>
          <table:table-cell office:value-type="string">
            <text:p>The minimum zoom level which will be displayed on the map. If omitted, or set to null, the minimum zoom from the current map type is used instead.</text:p>
          </table:table-cell>
        </table:table-row>
        <table:table-row table:style-name="ro5">
          <table:table-cell table:style-name="ce4" office:value-type="string">
            <text:p>noClear </text:p>
          </table:table-cell>
          <table:table-cell office:value-type="string">
            <text:p>boolean </text:p>
          </table:table-cell>
          <table:table-cell office:value-type="string">
            <text:p>If true, do not clear the contents of the Map div.</text:p>
          </table:table-cell>
        </table:table-row>
        <table:table-row table:style-name="ro5">
          <table:table-cell table:style-name="ce4" office:value-type="string">
            <text:p>overviewMapControl </text:p>
          </table:table-cell>
          <table:table-cell office:value-type="string">
            <text:p>boolean </text:p>
          </table:table-cell>
          <table:table-cell office:value-type="string">
            <text:p>The enabled/disabled state of the Overview Map control.</text:p>
          </table:table-cell>
        </table:table-row>
        <table:table-row table:style-name="ro5">
          <table:table-cell table:style-name="ce4" office:value-type="string">
            <text:p>overviewMapControlOptions </text:p>
          </table:table-cell>
          <table:table-cell office:value-type="string">
            <text:p><text:a xlink:href="../OverviewMapControlOptions%20object.ods">OverviewMapControlOptions</text:a></text:p>
          </table:table-cell>
          <table:table-cell office:value-type="string">
            <text:p>The display options for the Overview Map control.</text:p>
          </table:table-cell>
        </table:table-row>
        <table:table-row table:style-name="ro5">
          <table:table-cell table:style-name="ce4" office:value-type="string">
            <text:p>panControl </text:p>
          </table:table-cell>
          <table:table-cell office:value-type="string">
            <text:p>boolean </text:p>
          </table:table-cell>
          <table:table-cell office:value-type="string">
            <text:p>The enabled/disabled state of the Pan control.</text:p>
          </table:table-cell>
        </table:table-row>
        <table:table-row table:style-name="ro5">
          <table:table-cell table:style-name="ce4" office:value-type="string">
            <text:p>panControlOptions </text:p>
          </table:table-cell>
          <table:table-cell office:value-type="string">
            <text:p><text:a xlink:href="../PanControlOptions%20object.ods">PanControlOptions</text:a></text:p>
          </table:table-cell>
          <table:table-cell office:value-type="string">
            <text:p>The display options for the Pan control.</text:p>
          </table:table-cell>
        </table:table-row>
        <table:table-row table:style-name="ro5">
          <table:table-cell table:style-name="ce4" office:value-type="string">
            <text:p>rotateControl </text:p>
          </table:table-cell>
          <table:table-cell office:value-type="string">
            <text:p>boolean </text:p>
          </table:table-cell>
          <table:table-cell office:value-type="string">
            <text:p>The enabled/disabled state of the Rotate control.</text:p>
          </table:table-cell>
        </table:table-row>
        <table:table-row table:style-name="ro5">
          <table:table-cell table:style-name="ce4" office:value-type="string">
            <text:p>rotateControlOptions </text:p>
          </table:table-cell>
          <table:table-cell office:value-type="string">
            <text:p><text:a xlink:href="../RotateControlOptions%20object.ods">RotateControlOptions</text:a></text:p>
          </table:table-cell>
          <table:table-cell office:value-type="string">
            <text:p>The display options for the Rotate control.</text:p>
          </table:table-cell>
        </table:table-row>
        <table:table-row table:style-name="ro5">
          <table:table-cell table:style-name="ce4" office:value-type="string">
            <text:p>scaleControl </text:p>
          </table:table-cell>
          <table:table-cell office:value-type="string">
            <text:p>boolean </text:p>
          </table:table-cell>
          <table:table-cell office:value-type="string">
            <text:p>The initial enabled/disabled state of the Scale control.</text:p>
          </table:table-cell>
        </table:table-row>
        <table:table-row table:style-name="ro5">
          <table:table-cell table:style-name="ce4" office:value-type="string">
            <text:p>scaleControlOptions </text:p>
          </table:table-cell>
          <table:table-cell office:value-type="string">
            <text:p><text:a xlink:href="../ScaleControlOptions%20object.ods">ScaleControlOptions</text:a> </text:p>
          </table:table-cell>
          <table:table-cell office:value-type="string">
            <text:p>The initial display options for the Scale control.</text:p>
          </table:table-cell>
        </table:table-row>
        <table:table-row table:style-name="ro5">
          <table:table-cell table:style-name="ce4" office:value-type="string">
            <text:p>scrollwheel </text:p>
          </table:table-cell>
          <table:table-cell office:value-type="string">
            <text:p>boolean </text:p>
          </table:table-cell>
          <table:table-cell office:value-type="string">
            <text:p>If false, disables scrollwheel zooming on the map. The scrollwheel is enabled by default.</text:p>
          </table:table-cell>
        </table:table-row>
        <table:table-row table:style-name="ro6">
          <table:table-cell table:style-name="ce5" office:value-type="string">
            <text:p>streetView </text:p>
          </table:table-cell>
          <table:table-cell office:value-type="string">
            <text:p>StreetViewPanorama </text:p>
          </table:table-cell>
          <table:table-cell office:value-type="string">
            <text:p>A StreetViewPanorama to display when the Street View pegman is dropped on the map. If no panorama is specified, a default StreetViewPanorama will be displayed in the map's div when the pegman is dropped.</text:p>
          </table:table-cell>
        </table:table-row>
        <table:table-row table:style-name="ro6">
          <table:table-cell table:style-name="ce4" office:value-type="string">
            <text:p>streetViewControl </text:p>
          </table:table-cell>
          <table:table-cell office:value-type="string">
            <text:p>boolean </text:p>
          </table:table-cell>
          <table:table-cell office:value-type="string">
            <text:p>The initial enabled/disabled state of the Street View Pegman control. This control is part of the default UI, and should be set to false when displaying a map type on which the Street View road overlay should not appear (e.g. a non-Earth map type).</text:p>
          </table:table-cell>
        </table:table-row>
        <table:table-row table:style-name="ro5">
          <table:table-cell table:style-name="ce4" office:value-type="string">
            <text:p>streetViewControlOptions </text:p>
          </table:table-cell>
          <table:table-cell office:value-type="string">
            <text:p><text:a xlink:href="../StreetViewControlOptions%20object.ods">StreetViewControlOptions</text:a> </text:p>
          </table:table-cell>
          <table:table-cell office:value-type="string">
            <text:p>The initial display options for the Street View Pegman control.</text:p>
          </table:table-cell>
        </table:table-row>
        <table:table-row table:style-name="ro6">
          <table:table-cell table:style-name="ce5" office:value-type="string">
            <text:p>styles </text:p>
          </table:table-cell>
          <table:table-cell office:value-type="string">
            <text:p>Array.&lt;MapTypeStyle&gt; </text:p>
          </table:table-cell>
          <table:table-cell office:value-type="string">
            <text:p>Styles to apply to each of the default map types. Note that styles will apply only to the labels and geometry in Satellite/Hybrid and Terrain modes.</text:p>
          </table:table-cell>
        </table:table-row>
        <table:table-row table:style-name="ro7">
          <table:table-cell table:style-name="ce5" office:value-type="string">
            <text:p>tilt </text:p>
          </table:table-cell>
          <table:table-cell office:value-type="string">
            <text:p>number </text:p>
          </table:table-cell>
          <table:table-cell office:value-type="string">
            <text:p>The angle of incidence of the map as measured in degrees from the viewport plane to the map plane. The only currently supported values are 0, indicating no angle of incidence (no tilt), and 45, indicating a tilt of 45deg;. 45deg; imagery is only available for SATELLITE and HYBRID map types, within some locations, and at some zoom levels.</text:p>
          </table:table-cell>
        </table:table-row>
        <table:table-row table:style-name="ro5">
          <table:table-cell table:style-name="ce4" office:value-type="string">
            <text:p>zoom </text:p>
          </table:table-cell>
          <table:table-cell office:value-type="string">
            <text:p>number </text:p>
          </table:table-cell>
          <table:table-cell office:value-type="string">
            <text:p>The initial Map zoom level. Required.</text:p>
          </table:table-cell>
        </table:table-row>
        <table:table-row table:style-name="ro5">
          <table:table-cell table:style-name="ce4" office:value-type="string">
            <text:p>zoomControl </text:p>
          </table:table-cell>
          <table:table-cell office:value-type="string">
            <text:p>boolean </text:p>
          </table:table-cell>
          <table:table-cell office:value-type="string">
            <text:p>The enabled/disabled state of the Zoom control.</text:p>
          </table:table-cell>
        </table:table-row>
        <table:table-row table:style-name="ro5">
          <table:table-cell table:style-name="ce4" office:value-type="string">
            <text:p>zoomControlOptions </text:p>
          </table:table-cell>
          <table:table-cell office:value-type="string">
            <text:p><text:a xlink:href="../ZoomControlOptions%20object.ods">ZoomControlOptions</text:a> </text:p>
          </table:table-cell>
          <table:table-cell office:value-type="string">
            <text:p>The display options for the Zoom control.</text:p>
          </table:table-cell>
        </table:table-row>
        <table:table-row table:style-name="ro2" table:number-rows-repeated="1048537">
          <table:table-cell table:number-columns-repeated="3"/>
        </table:table-row>
        <table:table-row table:style-name="ro2">
          <table:table-cell table:number-columns-repeated="3"/>
        </table:table-row>
      </table:table>
      <table:table table:name="Hoja2" table:style-name="ta1" table:print="false">
        <table:table-column table:style-name="co4" table:default-cell-style-name="Default"/>
        <table:table-row table:style-name="ro2">
          <table:table-cell/>
        </table:table-row>
      </table:table>
      <table:table table:name="Hoja3" table:style-name="ta1" table:print="false">
        <table:table-column table:style-name="co4"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08">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3T12:17:23.42</meta:creation-date>
    <dc:date>2012-08-08T21:05:25.51</dc:date>
    <meta:editing-duration>PT2H52M39S</meta:editing-duration>
    <meta:editing-cycles>15</meta:editing-cycles>
    <meta:generator>LibreOffice/3.5$Windows_x86 LibreOffice_project/165a79a-7059095-e13bb37-fef39a4-9503d18</meta:generator>
    <meta:document-statistic meta:table-count="3" meta:cell-count="104" meta:object-count="0"/>
  </office:meta>
</office:document-meta>
</file>